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39.48mm" svg:height="138.39mm" svg:x="158.63mm" svg:y="5.58mm">
            <loext:p draw:notify-on-update-of-ranges="Sheet1.C2:Sheet1.C18 Sheet1.E2:Sheet1.E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0.49mm" svg:height="135.27mm" svg:x="158.87mm" svg:y="151.08mm">
            <loext:p draw:notify-on-update-of-ranges="Sheet1.C2:Sheet1.C18 Sheet1.E2:Sheet1.E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543930" calcext:value-type="float">
            <text:p>3543930</text:p>
          </table:table-cell>
          <table:table-cell table:style-name="ce1" office:value-type="float" office:value="15.2035295947962" calcext:value-type="float">
            <text:p>15,2</text:p>
          </table:table-cell>
          <table:table-cell table:style-name="ce2" table:formula="of:=(1000000*[.D2])/[.C2]" office:value-type="float" office:value="4.29001972239751" calcext:value-type="float">
            <text:p>4,29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726100" calcext:value-type="float">
            <text:p>2726100</text:p>
          </table:table-cell>
          <table:table-cell table:style-name="ce1" office:value-type="float" office:value="6.75449423224973" calcext:value-type="float">
            <text:p>6,75</text:p>
          </table:table-cell>
          <table:table-cell table:style-name="ce2" table:formula="of:=(1000000*[.D3])/[.C3]" office:value-type="float" office:value="2.47771330187804" calcext:value-type="float">
            <text:p>2,48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word_dd_sc,rule</text:p>
          </table:table-cell>
          <table:table-cell table:style-name="ce1" office:value-type="float" office:value="19109961" calcext:value-type="float">
            <text:p>19109961</text:p>
          </table:table-cell>
          <table:table-cell table:style-name="ce1" office:value-type="float" office:value="6.75449423224973" calcext:value-type="float">
            <text:p>6,75</text:p>
          </table:table-cell>
          <table:table-cell table:formula="of:=(1000000*[.D4])/[.C4]" office:value-type="float" office:value="0.353454108684457" calcext:value-type="float">
            <text:p>0,35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word_sc_dd,rule</text:p>
          </table:table-cell>
          <table:table-cell table:style-name="ce1" office:value-type="float" office:value="16356600" calcext:value-type="float">
            <text:p>16356600</text:p>
          </table:table-cell>
          <table:table-cell table:style-name="ce1" office:value-type="float" office:value="6.03116692664394" calcext:value-type="float">
            <text:p>6,03</text:p>
          </table:table-cell>
          <table:table-cell table:formula="of:=(1000000*[.D5])/[.C5]" office:value-type="float" office:value="0.368729866026188" calcext:value-type="float">
            <text:p>0,37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9378000" calcext:value-type="float">
            <text:p>29378000</text:p>
          </table:table-cell>
          <table:table-cell table:style-name="ce1" office:value-type="float" office:value="5.35038828607379" calcext:value-type="float">
            <text:p>5,35</text:p>
          </table:table-cell>
          <table:table-cell table:formula="of:=(1000000*[.D6])/[.C6]" office:value-type="float" office:value="0.18212227810177" calcext:value-type="float">
            <text:p>0,18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year_word,rule</text:p>
          </table:table-cell>
          <table:table-cell table:style-name="ce1" office:value-type="float" office:value="3543930" calcext:value-type="float">
            <text:p>3543930</text:p>
          </table:table-cell>
          <table:table-cell table:style-name="ce1" office:value-type="float" office:value="5.30783962103815" calcext:value-type="float">
            <text:p>5,31</text:p>
          </table:table-cell>
          <table:table-cell table:style-name="ce2" table:formula="of:=(1000000*[.D7])/[.C7]" office:value-type="float" office:value="1.49772699264324" calcext:value-type="float">
            <text:p>1,5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13112541" calcext:value-type="float">
            <text:p>13112541</text:p>
          </table:table-cell>
          <table:table-cell table:style-name="ce1" office:value-type="float" office:value="5.30783962103815" calcext:value-type="float">
            <text:p>5,31</text:p>
          </table:table-cell>
          <table:table-cell table:formula="of:=(1000000*[.D8])/[.C8]" office:value-type="float" office:value="0.404791079092767" calcext:value-type="float">
            <text:p>0,4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819140" calcext:value-type="float">
            <text:p>3819140</text:p>
          </table:table-cell>
          <table:table-cell table:style-name="ce1" office:value-type="float" office:value="5.1450504320243" calcext:value-type="float">
            <text:p>5,15</text:p>
          </table:table-cell>
          <table:table-cell table:style-name="ce2" table:formula="of:=(1000000*[.D9])/[.C9]" office:value-type="float" office:value="1.34717513158049" calcext:value-type="float">
            <text:p>1,35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10])/[.C10]" office:value-type="float" office:value="1.56052567071699" calcext:value-type="float">
            <text:p>1,56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word_day_mon,rule</text:p>
          </table:table-cell>
          <table:table-cell office:value-type="float" office:value="11395098" calcext:value-type="float">
            <text:p>11395098</text:p>
          </table:table-cell>
          <table:table-cell office:value-type="float" office:value="4.58451231543237" calcext:value-type="float">
            <text:p>4,58</text:p>
          </table:table-cell>
          <table:table-cell table:formula="of:=(1000000*[.D11])/[.C11]" office:value-type="float" office:value="0.402323202084999" calcext:value-type="float">
            <text:p>0,4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day_mon,rule</text:p>
          </table:table-cell>
          <table:table-cell office:value-type="float" office:value="12280004" calcext:value-type="float">
            <text:p>12280004</text:p>
          </table:table-cell>
          <table:table-cell office:value-type="float" office:value="4.58451231543237" calcext:value-type="float">
            <text:p>4,58</text:p>
          </table:table-cell>
          <table:table-cell table:formula="of:=(1000000*[.D12])/[.C12]" office:value-type="float" office:value="0.373331500171528" calcext:value-type="float">
            <text:p>0,37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sc_word_year,rule</text:p>
          </table:table-cell>
          <table:table-cell office:value-type="float" office:value="14175720" calcext:value-type="float">
            <text:p>14175720</text:p>
          </table:table-cell>
          <table:table-cell office:value-type="float" office:value="4.58451231543237" calcext:value-type="float">
            <text:p>4,58</text:p>
          </table:table-cell>
          <table:table-cell table:formula="of:=(1000000*[.D13])/[.C13]" office:value-type="float" office:value="0.323405958599095" calcext:value-type="float">
            <text:p>0,32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year_word_sc,rule</text:p>
          </table:table-cell>
          <table:table-cell office:value-type="float" office:value="14175720" calcext:value-type="float">
            <text:p>14175720</text:p>
          </table:table-cell>
          <table:table-cell office:value-type="float" office:value="4.58451231543237" calcext:value-type="float">
            <text:p>4,58</text:p>
          </table:table-cell>
          <table:table-cell table:formula="of:=(1000000*[.D14])/[.C14]" office:value-type="float" office:value="0.323405958599095" calcext:value-type="float">
            <text:p>0,32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sc_dd,rule</text:p>
          </table:table-cell>
          <table:table-cell office:value-type="float" office:value="17626800" calcext:value-type="float">
            <text:p>17626800</text:p>
          </table:table-cell>
          <table:table-cell office:value-type="float" office:value="4.58451231543237" calcext:value-type="float">
            <text:p>4,58</text:p>
          </table:table-cell>
          <table:table-cell table:formula="of:=(1000000*[.D15])/[.C15]" office:value-type="float" office:value="0.260087611786165" calcext:value-type="float">
            <text:p>0,26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word_2sc_dd,rule</text:p>
          </table:table-cell>
          <table:table-cell office:value-type="float" office:value="19109961" calcext:value-type="float">
            <text:p>19109961</text:p>
          </table:table-cell>
          <table:table-cell office:value-type="float" office:value="4.58451231543237" calcext:value-type="float">
            <text:p>4,58</text:p>
          </table:table-cell>
          <table:table-cell table:formula="of:=(1000000*[.D16])/[.C16]" office:value-type="float" office:value="0.239901709659814" calcext:value-type="float">
            <text:p>0,24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word_ddd_sc,rule</text:p>
          </table:table-cell>
          <table:table-cell office:value-type="float" office:value="190854261" calcext:value-type="float">
            <text:p>190854261</text:p>
          </table:table-cell>
          <table:table-cell office:value-type="float" office:value="4.58451231543237" calcext:value-type="float">
            <text:p>4,58</text:p>
          </table:table-cell>
          <table:table-cell table:formula="of:=(1000000*[.D17])/[.C17]" office:value-type="float" office:value="0.0240210110657806" calcext:value-type="float">
            <text:p>0,02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009" calcext:value-type="float">
            <text:p>1881009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18])/[.C18]" office:value-type="float" office:value="2.35071875063783" calcext:value-type="float">
            <text:p>2,35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543930" calcext:value-type="float">
            <text:p>3543930</text:p>
          </table:table-cell>
          <table:table-cell table:style-name="ce1" office:value-type="float" office:value="15.2035295947962" calcext:value-type="float">
            <text:p>15,2</text:p>
          </table:table-cell>
          <table:table-cell table:style-name="ce2" table:formula="of:=(1000000*[.D29])/[.C29]" office:value-type="float" office:value="4.29001972239751" calcext:value-type="float">
            <text:p>4,29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726100" calcext:value-type="float">
            <text:p>2726100</text:p>
          </table:table-cell>
          <table:table-cell table:style-name="ce1" office:value-type="float" office:value="6.75449423224973" calcext:value-type="float">
            <text:p>6,75</text:p>
          </table:table-cell>
          <table:table-cell table:style-name="ce2" table:formula="of:=(1000000*[.D30])/[.C30]" office:value-type="float" office:value="2.47771330187804" calcext:value-type="float">
            <text:p>2,48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year_word,rule</text:p>
          </table:table-cell>
          <table:table-cell table:style-name="ce1" office:value-type="float" office:value="3543930" calcext:value-type="float">
            <text:p>3543930</text:p>
          </table:table-cell>
          <table:table-cell table:style-name="ce1" office:value-type="float" office:value="5.30783962103815" calcext:value-type="float">
            <text:p>5,31</text:p>
          </table:table-cell>
          <table:table-cell table:style-name="ce2" table:formula="of:=(1000000*[.D31])/[.C31]" office:value-type="float" office:value="1.49772699264324" calcext:value-type="float">
            <text:p>1,5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819140" calcext:value-type="float">
            <text:p>3819140</text:p>
          </table:table-cell>
          <table:table-cell table:style-name="ce1" office:value-type="float" office:value="5.1450504320243" calcext:value-type="float">
            <text:p>5,15</text:p>
          </table:table-cell>
          <table:table-cell table:style-name="ce2" table:formula="of:=(1000000*[.D32])/[.C32]" office:value-type="float" office:value="1.34717513158049" calcext:value-type="float">
            <text:p>1,35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13112541" calcext:value-type="float">
            <text:p>13112541</text:p>
          </table:table-cell>
          <table:table-cell table:style-name="ce1" office:value-type="float" office:value="5.30783962103815" calcext:value-type="float">
            <text:p>5,31</text:p>
          </table:table-cell>
          <table:table-cell table:formula="of:=(1000000*[.D33])/[.C33]" office:value-type="float" office:value="0.404791079092767" calcext:value-type="float">
            <text:p>0,4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word_sc_dd,rule</text:p>
          </table:table-cell>
          <table:table-cell table:style-name="ce1" office:value-type="float" office:value="16356600" calcext:value-type="float">
            <text:p>16356600</text:p>
          </table:table-cell>
          <table:table-cell table:style-name="ce1" office:value-type="float" office:value="6.03116692664394" calcext:value-type="float">
            <text:p>6,03</text:p>
          </table:table-cell>
          <table:table-cell table:formula="of:=(1000000*[.D34])/[.C34]" office:value-type="float" office:value="0.368729866026188" calcext:value-type="float">
            <text:p>0,37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ce1" office:value-type="string" calcext:value-type="string">
            <text:p>word_dd_sc,rule</text:p>
          </table:table-cell>
          <table:table-cell table:style-name="ce1" office:value-type="float" office:value="19109961" calcext:value-type="float">
            <text:p>19109961</text:p>
          </table:table-cell>
          <table:table-cell table:style-name="ce1" office:value-type="float" office:value="6.75449423224973" calcext:value-type="float">
            <text:p>6,75</text:p>
          </table:table-cell>
          <table:table-cell table:formula="of:=(1000000*[.D35])/[.C35]" office:value-type="float" office:value="0.353454108684457" calcext:value-type="float">
            <text:p>0,35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9378000" calcext:value-type="float">
            <text:p>29378000</text:p>
          </table:table-cell>
          <table:table-cell table:style-name="ce1" office:value-type="float" office:value="5.35038828607379" calcext:value-type="float">
            <text:p>5,35</text:p>
          </table:table-cell>
          <table:table-cell table:formula="of:=(1000000*[.D36])/[.C36]" office:value-type="float" office:value="0.18212227810177" calcext:value-type="float">
            <text:p>0,18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009" calcext:value-type="float">
            <text:p>1881009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37])/[.C37]" office:value-type="float" office:value="2.35071875063783" calcext:value-type="float">
            <text:p>2,35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38])/[.C38]" office:value-type="float" office:value="1.56052567071699" calcext:value-type="float">
            <text:p>1,5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37:Sheet1.E38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59:19.9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50S</meta:editing-duration>
    <meta:editing-cycles>4</meta:editing-cycles>
    <meta:generator>LibreOffice/5.2.0.4$Windows_x86 LibreOffice_project/066b007f5ebcc236395c7d282ba488bca6720265</meta:generator>
    <dc:date>2016-08-13T22:06:14.299000000</dc:date>
    <meta:document-statistic meta:table-count="3" meta:cell-count="14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49cm" svg:height="13.84cm" xlink:href=".." xlink:type="simple" chart:class="chart:scatter" chart:style-name="ch1">
        <chart:plot-area chart:style-name="ch2" table:cell-range-address="Sheet1.C2:Sheet1.C18 Sheet1.E2:Sheet1.E18" svg:x="0.478cm" svg:y="0.276cm" svg:width="22.993cm" svg:height="13.288cm">
          <chartooo:coordinate-region svg:x="1.205cm" svg:y="0.475cm" svg:width="21.431cm" svg:height="12.4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8" chart:class="chart:scatter">
            <chart:domain table:cell-range-address="Sheet1.C2:Sheet1.C18"/>
            <chart:mean-value chart:style-name="ch6"/>
            <chart:regression-curve chart:style-name="ch7"/>
            <chart:data-point chart:repeated="7"/>
            <chart:data-point chart:style-name="ch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43930">
                <text:p>3543930</text:p>
                <draw:g>
                  <svg:desc>Sheet1.C2:Sheet1.C18</svg:desc>
                </draw:g>
              </table:table-cell>
              <table:table-cell office:value-type="float" office:value="4.29001972239751">
                <text:p>4.29001972239751</text:p>
                <draw:g>
                  <svg:desc>Sheet1.E2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6100">
                <text:p>2726100</text:p>
              </table:table-cell>
              <table:table-cell office:value-type="float" office:value="2.47771330187804">
                <text:p>2.47771330187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09961">
                <text:p>19109961</text:p>
              </table:table-cell>
              <table:table-cell office:value-type="float" office:value="0.353454108684457">
                <text:p>0.353454108684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56600">
                <text:p>16356600</text:p>
              </table:table-cell>
              <table:table-cell office:value-type="float" office:value="0.368729866026188">
                <text:p>0.368729866026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378000">
                <text:p>29378000</text:p>
              </table:table-cell>
              <table:table-cell office:value-type="float" office:value="0.18212227810177">
                <text:p>0.18212227810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3930">
                <text:p>3543930</text:p>
              </table:table-cell>
              <table:table-cell office:value-type="float" office:value="1.49772699264324">
                <text:p>1.49772699264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12541">
                <text:p>13112541</text:p>
              </table:table-cell>
              <table:table-cell office:value-type="float" office:value="0.404791079092767">
                <text:p>0.404791079092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19140">
                <text:p>3819140</text:p>
              </table:table-cell>
              <table:table-cell office:value-type="float" office:value="1.34717513158049">
                <text:p>1.34717513158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37800">
                <text:p>2937800</text:p>
              </table:table-cell>
              <table:table-cell office:value-type="float" office:value="1.56052567071699">
                <text:p>1.56052567071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95098">
                <text:p>11395098</text:p>
              </table:table-cell>
              <table:table-cell office:value-type="float" office:value="0.402323202084999">
                <text:p>0.402323202084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80004">
                <text:p>12280004</text:p>
              </table:table-cell>
              <table:table-cell office:value-type="float" office:value="0.373331500171528">
                <text:p>0.373331500171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75720">
                <text:p>14175720</text:p>
              </table:table-cell>
              <table:table-cell office:value-type="float" office:value="0.323405958599095">
                <text:p>0.323405958599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75720">
                <text:p>14175720</text:p>
              </table:table-cell>
              <table:table-cell office:value-type="float" office:value="0.323405958599095">
                <text:p>0.323405958599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26800">
                <text:p>17626800</text:p>
              </table:table-cell>
              <table:table-cell office:value-type="float" office:value="0.260087611786165">
                <text:p>0.260087611786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09961">
                <text:p>19109961</text:p>
              </table:table-cell>
              <table:table-cell office:value-type="float" office:value="0.239901709659814">
                <text:p>0.239901709659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854261">
                <text:p>190854261</text:p>
              </table:table-cell>
              <table:table-cell office:value-type="float" office:value="0.0240210110657806">
                <text:p>0.0240210110657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1009">
                <text:p>1881009</text:p>
              </table:table-cell>
              <table:table-cell office:value-type="float" office:value="2.35071875063783">
                <text:p>2.35071875063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05cm" svg:height="13.528cm" xlink:href=".." xlink:type="simple" chart:class="chart:scatter" chart:style-name="ch1">
        <chart:plot-area chart:style-name="ch2" table:cell-range-address="Sheet1.C2:Sheet1.C18 Sheet1.E2:Sheet1.E18" svg:x="0.481cm" svg:y="0.27cm" svg:width="23.088cm" svg:height="12.988cm">
          <chartooo:coordinate-region svg:x="1.208cm" svg:y="0.469cm" svg:width="21.526cm" svg:height="12.1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8" chart:class="chart:scatter">
            <chart:domain table:cell-range-address="Sheet1.C2:Sheet1.C18"/>
            <chart:mean-value chart:style-name="ch6"/>
            <chart:regression-curve chart:style-name="ch7"/>
            <chart:data-point chart:repeated="5"/>
            <chart:data-point chart:style-name="ch8" chart:repeated="3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43930">
                <text:p>3543930</text:p>
                <draw:g>
                  <svg:desc>Sheet1.C2:Sheet1.C18</svg:desc>
                </draw:g>
              </table:table-cell>
              <table:table-cell office:value-type="float" office:value="4.29001972239751">
                <text:p>4.29001972239751</text:p>
                <draw:g>
                  <svg:desc>Sheet1.E2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6100">
                <text:p>2726100</text:p>
              </table:table-cell>
              <table:table-cell office:value-type="float" office:value="2.47771330187804">
                <text:p>2.47771330187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09961">
                <text:p>19109961</text:p>
              </table:table-cell>
              <table:table-cell office:value-type="float" office:value="0.353454108684457">
                <text:p>0.353454108684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56600">
                <text:p>16356600</text:p>
              </table:table-cell>
              <table:table-cell office:value-type="float" office:value="0.368729866026188">
                <text:p>0.368729866026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378000">
                <text:p>29378000</text:p>
              </table:table-cell>
              <table:table-cell office:value-type="float" office:value="0.18212227810177">
                <text:p>0.18212227810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3930">
                <text:p>3543930</text:p>
              </table:table-cell>
              <table:table-cell office:value-type="float" office:value="1.49772699264324">
                <text:p>1.49772699264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12541">
                <text:p>13112541</text:p>
              </table:table-cell>
              <table:table-cell office:value-type="float" office:value="0.404791079092767">
                <text:p>0.404791079092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19140">
                <text:p>3819140</text:p>
              </table:table-cell>
              <table:table-cell office:value-type="float" office:value="1.34717513158049">
                <text:p>1.34717513158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37800">
                <text:p>2937800</text:p>
              </table:table-cell>
              <table:table-cell office:value-type="float" office:value="1.56052567071699">
                <text:p>1.56052567071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95098">
                <text:p>11395098</text:p>
              </table:table-cell>
              <table:table-cell office:value-type="float" office:value="0.402323202084999">
                <text:p>0.402323202084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80004">
                <text:p>12280004</text:p>
              </table:table-cell>
              <table:table-cell office:value-type="float" office:value="0.373331500171528">
                <text:p>0.373331500171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75720">
                <text:p>14175720</text:p>
              </table:table-cell>
              <table:table-cell office:value-type="float" office:value="0.323405958599095">
                <text:p>0.323405958599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75720">
                <text:p>14175720</text:p>
              </table:table-cell>
              <table:table-cell office:value-type="float" office:value="0.323405958599095">
                <text:p>0.323405958599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26800">
                <text:p>17626800</text:p>
              </table:table-cell>
              <table:table-cell office:value-type="float" office:value="0.260087611786165">
                <text:p>0.260087611786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09961">
                <text:p>19109961</text:p>
              </table:table-cell>
              <table:table-cell office:value-type="float" office:value="0.239901709659814">
                <text:p>0.239901709659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854261">
                <text:p>190854261</text:p>
              </table:table-cell>
              <table:table-cell office:value-type="float" office:value="0.0240210110657806">
                <text:p>0.0240210110657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1009">
                <text:p>1881009</text:p>
              </table:table-cell>
              <table:table-cell office:value-type="float" office:value="2.35071875063783">
                <text:p>2.35071875063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